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086ab" officeooo:paragraph-rsid="001086ab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officeooo:rsid="001086ab" officeooo:paragraph-rsid="001086a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086ab" officeooo:paragraph-rsid="001086ab" style:font-weight-asian="bold" style:font-weight-complex="bold"/>
    </style:style>
    <style:style style:name="P4" style:family="paragraph" style:parent-style-name="Standard">
      <style:text-properties style:font-name="Arial" fo:font-weight="bold" officeooo:rsid="001086ab" officeooo:paragraph-rsid="001086ab" style:font-weight-asian="bold" style:font-weight-complex="bold"/>
    </style:style>
    <style:style style:name="P5" style:family="paragraph" style:parent-style-name="Standard">
      <style:text-properties style:font-name="Arial" officeooo:rsid="0010fc91" officeooo:paragraph-rsid="0010fc91"/>
    </style:style>
    <style:style style:name="P6" style:family="paragraph" style:parent-style-name="Standard">
      <style:text-properties style:font-name="Arial" officeooo:rsid="00117aea" officeooo:paragraph-rsid="00117aea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c0c34" officeooo:paragraph-rsid="00117ae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20904d" officeooo:paragraph-rsid="00117ae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219c7a" officeooo:paragraph-rsid="00117ae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20a454" officeooo:paragraph-rsid="00117ae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213034" officeooo:paragraph-rsid="00117ae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21eb9f" officeooo:paragraph-rsid="00117ae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17aea" officeooo:paragraph-rsid="00117ae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125f0d" officeooo:paragraph-rsid="00125f0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132f41" officeooo:paragraph-rsid="00132f4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officeooo:rsid="0013d1b6" officeooo:paragraph-rsid="0013d1b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normal" officeooo:rsid="0015f40a" officeooo:paragraph-rsid="0015f40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rsid="0021eb9f" officeooo:paragraph-rsid="00117aea" fo:background-color="#ffff0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rsid="00125f0d" officeooo:paragraph-rsid="00125f0d" fo:background-color="#ffff0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normal" officeooo:rsid="0021eb9f" officeooo:paragraph-rsid="00117aea" fo:background-color="#ffbf0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officeooo:rsid="00117aea" officeooo:paragraph-rsid="00117aea" fo:background-color="#ffbf0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officeooo:rsid="0021eb9f" officeooo:paragraph-rsid="00117aea" fo:background-color="#d4ea6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1c0c34" officeooo:paragraph-rsid="00117ae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officeooo:rsid="00125f0d" officeooo:paragraph-rsid="00125f0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bold" officeooo:rsid="00132f41" officeooo:paragraph-rsid="00132f4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officeooo:rsid="0015f40a" officeooo:paragraph-rsid="0015f40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weight="bold" officeooo:rsid="00219c7a" officeooo:paragraph-rsid="00117aea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fo:font-weight="bold" officeooo:rsid="00213034" officeooo:paragraph-rsid="00117aea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117aea"/>
    </style:style>
    <style:style style:name="P30" style:family="paragraph" style:parent-style-name="Standard">
      <style:paragraph-properties fo:text-align="center" style:justify-single-word="false"/>
      <style:text-properties officeooo:paragraph-rsid="001086ab"/>
    </style:style>
    <style:style style:name="P31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20904d" officeooo:paragraph-rsid="00117aea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125f0d" officeooo:paragraph-rsid="00125f0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1c0c34" officeooo:paragraph-rsid="00117aea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21eb9f" officeooo:paragraph-rsid="00117aea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normal" officeooo:rsid="00132f41" officeooo:paragraph-rsid="00132f4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 Mono" fo:font-size="9pt" fo:font-weight="normal" officeooo:rsid="0017f02d" officeooo:paragraph-rsid="0017f02d" style:font-size-asian="9pt" style:font-weight-asian="normal" style:font-size-complex="9pt" style:font-weight-complex="normal"/>
    </style:style>
    <style:style style:name="P37" style:family="paragraph">
      <style:paragraph-properties fo:text-align="center" style:writing-mode="lr-tb"/>
    </style:style>
    <style:style style:name="P38" style:family="paragraph">
      <style:paragraph-properties fo:text-align="end" style:writing-mode="lr-tb"/>
    </style:style>
    <style:style style:name="P39" style:family="paragraph">
      <loext:graphic-properties draw:fill="solid" draw:fill-color="#ffffff"/>
      <style:paragraph-properties fo:text-align="center" style:writing-mode="lr-tb"/>
    </style:style>
    <style:style style:name="P40" style:family="paragraph">
      <style:paragraph-properties fo:text-align="center"/>
    </style:style>
    <style:style style:name="T1" style:family="text">
      <style:text-properties officeooo:rsid="0010fc91"/>
    </style:style>
    <style:style style:name="T2" style:family="text">
      <style:text-properties officeooo:rsid="00117aea"/>
    </style:style>
    <style:style style:name="T3" style:family="text">
      <style:text-properties officeooo:rsid="002a0075"/>
    </style:style>
    <style:style style:name="T4" style:family="text">
      <style:text-properties officeooo:rsid="0020904d"/>
    </style:style>
    <style:style style:name="T5" style:family="text">
      <style:text-properties officeooo:rsid="00219c7a"/>
    </style:style>
    <style:style style:name="T6" style:family="text">
      <style:text-properties officeooo:rsid="0020a454"/>
    </style:style>
    <style:style style:name="T7" style:family="text">
      <style:text-properties officeooo:rsid="0021eb9f"/>
    </style:style>
    <style:style style:name="T8" style:family="text">
      <style:text-properties officeooo:rsid="00213034"/>
    </style:style>
    <style:style style:name="T9" style:family="text">
      <style:text-properties officeooo:rsid="002273a4"/>
    </style:style>
    <style:style style:name="T10" style:family="text">
      <style:text-properties style:font-name="Arial" fo:font-size="12pt" fo:font-weight="normal" officeooo:rsid="0020a454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213034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219c7a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21eb9f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117aea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2273a4" fo:background-color="#ffbf00" loext:char-shading-value="0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117aea" fo:background-color="#ffbf00" loext:char-shading-value="0" style:font-size-asian="12pt" style:font-weight-asian="normal" style:font-size-complex="12pt" style:font-weight-complex="normal"/>
    </style:style>
    <style:style style:name="T17" style:family="text">
      <style:text-properties style:font-name="Arial" fo:font-weight="bold" officeooo:rsid="001086ab" style:font-weight-asian="bold" style:font-weight-complex="bold"/>
    </style:style>
    <style:style style:name="T18" style:family="text">
      <style:text-properties style:font-name="Arial" fo:font-weight="bold" officeooo:rsid="0014a31f" style:font-weight-asian="bold" style:font-weight-complex="bold"/>
    </style:style>
    <style:style style:name="T19" style:family="text">
      <style:text-properties officeooo:rsid="002cc7e0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d4ea6b" loext:char-shading-value="0"/>
    </style:style>
    <style:style style:name="T22" style:family="text">
      <style:text-properties officeooo:rsid="002b5cf0"/>
    </style:style>
    <style:style style:name="T23" style:family="text">
      <style:text-properties fo:background-color="#ffbf00" loext:char-shading-value="0"/>
    </style:style>
    <style:style style:name="T24" style:family="text">
      <style:text-properties officeooo:rsid="00132f4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3d1b6"/>
    </style:style>
    <style:style style:name="T27" style:family="text">
      <style:text-properties officeooo:rsid="0015f40a"/>
    </style:style>
    <style:style style:name="T28" style:family="text">
      <style:text-properties officeooo:rsid="001714a7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117cm" fo:min-width="4.921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117cm" fo:min-width="4.013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2.117cm" fo:min-width="3.598cm" style:run-through="foreground"/>
      <style:paragraph-properties style:writing-mode="lr-tb"/>
    </style:style>
    <style:style style:name="gr5" style:family="graphic">
      <style:graphic-properties svg:stroke-color="#000000" draw:textarea-horizontal-align="center" draw:textarea-vertical-align="middle" style:run-through="foreground"/>
    </style:style>
    <style:style style:name="gr6" style:family="graphic">
      <style:graphic-properties svg:stroke-width="0.025cm" svg:stroke-color="#000000" draw:marker-start-width="0.381cm" draw:marker-end-width="0.381cm" draw:textarea-horizontal-align="center" draw:textarea-vertical-align="middle" fo:padding-top="0.012cm" fo:padding-bottom="0.012cm" fo:padding-left="0.012cm" fo:padding-right="0.012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3 Spring CPSC 240-7</text:p>
      <text:p text:style-name="P30"><text:span text:style-name="T17">Midterm Programming Test: </text:span><text:span text:style-name="T18">Reverse</text:span></text:p>
      <text:p text:style-name="P3">March 22, 2023: 12:00m-3:00pm</text:p>
      <text:p text:style-name="P1"/>
      <text:p text:style-name="P1"/>
      <text:p text:style-name="P1"/>
      <text:p text:style-name="P4">Rules of the test</text:p>
      <text:p text:style-name="P1"/>
      <text:p text:style-name="P1">Make a program according to the specifications of the following pages.</text:p>
      <text:p text:style-name="P1"/>
      <text:p text:style-name="P1">Because of the limited time only the minimal level of comments are required. <text:s/>Place Identification in each file of source code as follows:</text:p>
      <text:p text:style-name="P1"><text:tab/>Author name</text:p>
      <text:p text:style-name="P1"><text:tab/>Author email</text:p>
      <text:p text:style-name="P1"><text:tab/>Course and section: <text:s/>CPSC240-7</text:p>
      <text:p text:style-name="P1"><text:tab/>Today’s date: Mar 22, 2023</text:p>
      <text:p text:style-name="P1"/>
      <text:p text:style-name="P1"><text:span text:style-name="T2">Multiple submissions. <text:s/></text:span>You may submit your program multiple times. <text:s/>That is a kind of insurance plan. <text:s/>If you los<text:span text:style-name="T2">e </text:span>electricity in the middle of your test then there is a backup that was submitted earlier. <text:s/>Only the newest submission will be graded.</text:p>
      <text:p text:style-name="P1"/>
      <text:p text:style-name="P1">Grading standard. <text:s/><text:span text:style-name="T1">The grader does not fix errors. <text:s/>I am the grader. <text:s/>I receive your attached files. <text:s/>I move the submitted files to an empty directory, and I give a command to run the bash file. <text:s/>That is all I am allowed to do. <text:s/>Suppose the bash file was not submitted. <text:s/>I am not allowed to make a bash file for your program.</text:span></text:p>
      <text:p text:style-name="P1"/>
      <text:p text:style-name="P5">Blank option. <text:s/>A working blank program will earn 20% of full-credit. <text:s/>The blank program is described in a later page.</text:p>
      <text:p text:style-name="P1"/>
      <text:p text:style-name="P5">Partial credit. <text:s/>If your submitted program satisfies part of the requirements then it will receive suitable partial credit. <text:s/>Partial credit is a good thing.</text:p>
      <text:p text:style-name="P5"/>
      <text:p text:style-name="P5">Files: <text:s/>Do not sent me pdf files. <text:s/>Files must be of one of these types: .cpp, .asm, .c, .sh, and maybe .txt if someone wants to send me a readme.txt file.</text:p>
      <text:p text:style-name="P5"/>
      <text:p text:style-name="P5">Messages: <text:s/>If you want to send me a message about your program put it into a readme file with extension .txt. <text:s/><text:span text:style-name="T2">Attach the readme file along with the other files you are submitting. <text:s/></text:span>If you write the message into the email itself, then it will become separated from the other submitted file<text:span text:style-name="T2">s, and I will not see it.</text:span></text:p>
      <text:p text:style-name="P5"/>
      <text:p text:style-name="P6">No links: <text:s/>I know you are tired of hearing me repeat this. <text:s/>So, here it comes one more time. <text:s/>Do not send me any links to clouds. <text:s/>The alleged links will be discarded. <text:s/>The files will not be downloaded.</text:p>
      <text:p text:style-name="P31">Prelude</text:p>
      <text:p text:style-name="P8"/>
      <text:p text:style-name="P8">The program is about making an array <text:span text:style-name="T3">reverse</text:span> function.</text:p>
      <text:p text:style-name="P7"/>
      <text:p text:style-name="P7"/>
      <text:p text:style-name="P23">Calling diagra<text:span text:style-name="T4">m</text:span></text:p>
      <text:p text:style-name="P7"/>
      <text:p text:style-name="P7"><draw:g text:anchor-type="paragraph" draw:z-index="0" draw:name="Shape1" draw:style-name="gr1"><draw:custom-shape draw:name="Shape2_5" draw:style-name="gr2" draw:text-style-name="P39" svg:width="4.922cm" svg:height="2.117cm" svg:x="6.458cm" svg:y="0.385cm"><text:p text:style-name="P37"><text:span text:style-name="T29">main</text:span></text:p><text:p text:style-name="P37"/><text:p text:style-name="P38">C <text:s text:c="3"/></text:p><draw:enhanced-geometry svg:viewBox="0 0 21600 21600" draw:type="rectangle" draw:enhanced-path="M 0 0 L 21600 0 21600 21600 0 21600 0 0 Z N"/></draw:custom-shape><draw:custom-shape draw:name="Shape2_6" draw:style-name="gr2" draw:text-style-name="P39" svg:width="4.922cm" svg:height="2.117cm" svg:x="6.431cm" svg:y="3.426cm"><text:p text:style-name="P37"><text:span text:style-name="T29">manager</text:span></text:p><text:p text:style-name="P37"/><text:p text:style-name="P38">X86 <text:s text:c="3"/></text:p><draw:enhanced-geometry svg:viewBox="0 0 21600 21600" draw:type="rectangle" draw:enhanced-path="M 0 0 L 21600 0 21600 21600 0 21600 0 0 Z N"/></draw:custom-shape><draw:custom-shape draw:name="Shape2_7" draw:style-name="gr3" draw:text-style-name="P39" svg:width="4.014cm" svg:height="2.117cm" svg:x="12.215cm" svg:y="7.278cm"><text:p text:style-name="P37"><text:span text:style-name="T29">display_array</text:span></text:p><text:p text:style-name="P37"/><text:p text:style-name="P38">Any <text:s text:c="3"/></text:p><draw:enhanced-geometry svg:viewBox="0 0 21600 21600" draw:type="rectangle" draw:enhanced-path="M 0 0 L 21600 0 21600 21600 0 21600 0 0 Z N"/></draw:custom-shape><draw:custom-shape draw:name="Shape2_8" draw:style-name="gr4" draw:text-style-name="P39" svg:width="3.599cm" svg:height="2.117cm" svg:x="3.371cm" svg:y="7.317cm"><text:p text:style-name="P37"><text:span text:style-name="T29">input_array</text:span></text:p><text:p text:style-name="P37"/><text:p text:style-name="P38">X86 <text:s text:c="3"/></text:p><draw:enhanced-geometry svg:viewBox="0 0 21600 21600" draw:type="rectangle" draw:enhanced-path="M 0 0 L 21600 0 21600 21600 0 21600 0 0 Z N"/></draw:custom-shape><draw:line draw:name="Shape3_3" draw:style-name="gr5" draw:text-style-name="P40" svg:x1="8.867cm" svg:y1="2.526cm" svg:x2="8.893cm" svg:y2="3.426cm"><text:p/></draw:line><draw:line draw:name="Shape3_4" draw:style-name="gr5" draw:text-style-name="P40" svg:x1="5.523cm" svg:y1="6.433cm" svg:x2="5.549cm" svg:y2="7.333cm"><text:p/></draw:line><draw:line draw:name="Shape3_5" draw:style-name="gr6" draw:text-style-name="P40" svg:x1="14.166cm" svg:y1="6.389cm" svg:x2="14.192cm" svg:y2="7.289cm"><text:p/></draw:line><draw:line draw:name="Shape1_1" draw:style-name="gr6" draw:text-style-name="P40" svg:x1="8.98cm" svg:y1="5.544cm" svg:x2="8.98cm" svg:y2="7.292cm"><text:p/></draw:line><draw:line draw:name="Shape4_1" draw:style-name="gr6" draw:text-style-name="P40" svg:x1="5.523cm" svg:y1="6.43cm" svg:x2="14.166cm" svg:y2="6.389cm"><text:p/></draw:line><draw:custom-shape draw:name="Shape2_9" draw:style-name="gr4" draw:text-style-name="P39" svg:width="3.599cm" svg:height="2.117cm" svg:x="7.534cm" svg:y="7.291cm"><text:p text:style-name="P37"><text:span text:style-name="T29">reverse</text:span></text:p><text:p text:style-name="P37"/><text:p text:style-name="P38">X86 <text:s text:c="3"/></text:p><draw:enhanced-geometry svg:viewBox="0 0 21600 21600" draw:type="rectangle" draw:enhanced-path="M 0 0 L 21600 0 21600 21600 0 21600 0 0 Z N"/></draw:custom-shap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>Is this calling diagram familiar?</text:p>
      <text:p text:style-name="P7"/>
      <text:p text:style-name="P7"/>
      <text:p text:style-name="P7">This should look familiar except for “<text:span text:style-name="T5">reverse”</text:span>. <text:s/>“<text:span text:style-name="T3">reverse</text:span><text:span text:style-name="T4">”</text:span> is a new function. <text:s/>Its prototype is</text:p>
      <text:p text:style-name="P7"/>
      <text:p text:style-name="P7"><text:tab/><text:span text:style-name="T4">unsigned <text:s/>long</text:span> <text:s/><text:span text:style-name="T6">reverse</text:span> (<text:span text:style-name="T4">double</text:span> <text:span text:style-name="T6">b</text:span>[ ], <text:s/><text:span text:style-name="T4">double</text:span> a[ ], <text:s/><text:span text:style-name="T4">long length)</text:span></text:p>
      <text:p text:style-name="P7"/>
      <text:p text:style-name="P8">The function copies the values in array a to the array <text:span text:style-name="T27">b</text:span> <text:span text:style-name="T6">in reverse order.</text:span></text:p>
      <text:p text:style-name="P7"/>
      <text:p text:style-name="P33">Module manager <text:span text:style-name="T6">explained</text:span></text:p>
      <text:p text:style-name="P7"/>
      <text:p text:style-name="P10">Declare a constant <text:span text:style-name="T8">called max</text:span> and give it the value 1<text:span text:style-name="T9">0</text:span></text:p>
      <text:p text:style-name="P10"/>
      <text:p text:style-name="P10">Declare an array a of quadwords. <text:s/>The number of quadwords equals <text:span text:style-name="T8">max</text:span>.</text:p>
      <text:p text:style-name="P10"/>
      <text:p text:style-name="P10">Declare a second array b of the same size as the array a.</text:p>
      <text:p text:style-name="P10"/>
      <text:p text:style-name="P10">Call input array to put quadword floats into a. <text:s/>Input_array returns the count of the number of values entered into a. <text:s/>That count is called the length of a.</text:p>
      <text:p text:style-name="P10"/>
      <text:p text:style-name="P29"><text:span text:style-name="T10">manager calls display_array </text:span><text:span text:style-name="T11">by passing a and length to display_array</text:span></text:p>
      <text:p text:style-name="P10"/>
      <text:p text:style-name="P11">manager calls reverse. <text:s/>Nothing is outputted during the execution of the function reverse.</text:p>
      <text:p text:style-name="P11"/>
      <text:p text:style-name="P11">Manager calls display_array passing b and length to display array.</text:p>
      <text:p text:style-name="P11"/>
      <text:p text:style-name="P11">Manager passes b to the driver and terminates.</text:p>
      <text:p text:style-name="P11"/>
      <text:p text:style-name="P11"/>
      <text:p text:style-name="P11"/>
      <text:p text:style-name="P28">Driver explained.</text:p>
      <text:p text:style-name="P11"/>
      <text:p text:style-name="P11">The function main displays a welcome message: “Welcome to the Great Reverse by &lt;author-name&gt;. <text:s text:c="3"/>You put your own name as author.</text:p>
      <text:p text:style-name="P11"/>
      <text:p text:style-name="P11">Driver calls manager.asm</text:p>
      <text:p text:style-name="P11"/>
      <text:p text:style-name="P29"><text:span text:style-name="T11">Manager returns </text:span><text:span text:style-name="T12">the array b to the driver</text:span></text:p>
      <text:p text:style-name="P11"/>
      <text:p text:style-name="P11">Driver does not know how many numbers are in the array.</text:p>
      <text:p text:style-name="P11"/>
      <text:p text:style-name="P11">Therefore, Driver takes a chance and outputs the first three doubles of the <text:span text:style-name="T5">passed back array.</text:span></text:p>
      <text:p text:style-name="P11"/>
      <text:p text:style-name="P9">The Driver say<text:span text:style-name="T7">s</text:span> “Have a nice weekend” and returns zero to the operating system.</text:p>
      <text:p text:style-name="P11"/>
      <text:p text:style-name="P11"/>
      <text:p text:style-name="P11"/>
      <text:p text:style-name="P27">The function reverse</text:p>
      <text:p text:style-name="P9"/>
      <text:p text:style-name="P9">The function reverse receives two arrays of the same size (length). <text:s/>The function copies all the numbers from second array parameter to the first array parameter, but does it backwards.</text:p>
      <text:p text:style-name="P9"/>
      <text:p text:style-name="P9">If a contains 4 <text:s/>-3 <text:s/>7 <text:s/>1, then b will contain <text:s text:c="2"/>1 <text:s/>7 <text:s/>-3 <text:s/>4</text:p>
      <text:p text:style-name="P9"/>
      <text:p text:style-name="P9">Before the reverse function terminates it sends ba<text:span text:style-name="T7">ck</text:span> to the caller the array b. <text:s/><text:span text:style-name="T7">What that means is the reverse function sends back the address of array b.</text:span></text:p>
      <text:p text:style-name="P34">Sample dialog</text:p>
      <text:p text:style-name="P12"/>
      <text:p text:style-name="P18">Welcome to the great reverse by Chris Sawyer</text:p>
      <text:p text:style-name="P12"/>
      <text:p text:style-name="P13"><text:span text:style-name="T23">Please enter your name:</text:span> Joseph Crunch</text:p>
      <text:p text:style-name="P13"/>
      <text:p text:style-name="P29"><text:span text:style-name="T16">What is your title:</text:span><text:span text:style-name="T14"> Bus driver</text:span></text:p>
      <text:p text:style-name="P21"/>
      <text:p text:style-name="P13">Welcome Bus driver Joseph Crunch</text:p>
      <text:p text:style-name="P13"/>
      <text:p text:style-name="P21">This is our reversible program.</text:p>
      <text:p text:style-name="P12"/>
      <text:p text:style-name="P20">Please enter <text:span text:style-name="T19">float numbers</text:span> separated by ws and press &lt;enter&gt;&lt;control+d&gt; to terminate inputs.</text:p>
      <text:p text:style-name="P12">7.<text:span text:style-name="T19">0</text:span> <text:s/>4.<text:span text:style-name="T19">0</text:span> <text:s/>-9.4 <text:s/>12.<text:span text:style-name="T19">0</text:span> <text:s/>6.<text:span text:style-name="T19">5</text:span> <text:s/>-17.<text:span text:style-name="T19">3</text:span> <text:s/>6.<text:span text:style-name="T19">1</text:span> <text:s/>&lt;enter&gt;&lt;cntl+d&gt;</text:p>
      <text:p text:style-name="P12"/>
      <text:p text:style-name="P20">You entered </text:p>
      <text:p text:style-name="P22">7.<text:span text:style-name="T19">0</text:span></text:p>
      <text:p text:style-name="P22">4.<text:span text:style-name="T19">0</text:span></text:p>
      <text:p text:style-name="P22">-9.4</text:p>
      <text:p text:style-name="P22">12.<text:span text:style-name="T19">0</text:span></text:p>
      <text:p text:style-name="P22">6.<text:span text:style-name="T19">5</text:span></text:p>
      <text:p text:style-name="P22">-17.<text:span text:style-name="T19">3</text:span></text:p>
      <text:p text:style-name="P22">6.<text:span text:style-name="T19">1</text:span></text:p>
      <text:p text:style-name="P12"/>
      <text:p text:style-name="P20">The array has 7 <text:span text:style-name="T19">doubles</text:span>.</text:p>
      <text:p text:style-name="P12"/>
      <text:p text:style-name="P20">The function reverse was called</text:p>
      <text:p text:style-name="P12"/>
      <text:p text:style-name="P20">The second array holds these values</text:p>
      <text:p text:style-name="P22">6.<text:span text:style-name="T19">1</text:span></text:p>
      <text:p text:style-name="P22">-17.<text:span text:style-name="T19">3</text:span></text:p>
      <text:p text:style-name="P22">6.<text:span text:style-name="T19">5</text:span></text:p>
      <text:p text:style-name="P22">12.<text:span text:style-name="T19">0</text:span></text:p>
      <text:p text:style-name="P22">-9.<text:span text:style-name="T19">4</text:span></text:p>
      <text:p text:style-name="P22">4.<text:span text:style-name="T19">0</text:span></text:p>
      <text:p text:style-name="P22">7.<text:span text:style-name="T19">0</text:span></text:p>
      <text:p text:style-name="P12"/>
      <text:p text:style-name="P19">Good-bye Bus driver Joseph Crunch</text:p>
      <text:p text:style-name="P18">Have a nice weekend. <text:s/>Zero will be returned to the operating system. <text:s/>Bye</text:p>
      <text:p text:style-name="P12"/>
      <text:p text:style-name="P12">//End of execution</text:p>
      <text:p text:style-name="P12"/>
      <text:p text:style-name="P12">Color codes</text:p>
      <text:p text:style-name="P12"><text:span text:style-name="T20">Yellow</text:span>: <text:s/>driver</text:p>
      <text:p text:style-name="P29"><text:span text:style-name="T15">Gold</text:span><text:span text:style-name="T13">: <text:s text:c="4"/>manager</text:span></text:p>
      <text:p text:style-name="P12"><text:span text:style-name="T21">Green</text:span>: <text:s text:c="2"/>display_array</text:p>
      <text:p text:style-name="P12">White: <text:s text:c="3"/><text:span text:style-name="T22">input_array</text:span></text:p>
      <text:p text:style-name="P24"/>
      <text:p text:style-name="P32">Partial credit.</text:p>
      <text:p text:style-name="P14"/>
      <text:p text:style-name="P14">This program is not segmented into baseline and challenge. <text:s/>It is up to you to pick what you can implement.</text:p>
      <text:p text:style-name="P14"/>
      <text:p text:style-name="P14">Look at the dialog on the previous page. <text:s/>You pick out something that you can build. <text:s/>A very basic program <text:span text:style-name="T24">might get the name of the user, get title of the user, say welcome to the user and then terminate. <text:s/>It never does any of the array processing.</text:span></text:p>
      <text:p text:style-name="P14"/>
      <text:p text:style-name="P15">You know what I want. <text:s text:c="2"/>I want evidence of your programming knowledge. <text:s/>Give me some-thing that executes. <text:s/>Then I will know something about your assembly <text:span text:style-name="T26">programming skill.</text:span></text:p>
      <text:p text:style-name="P15"/>
      <text:p text:style-name="P15"/>
      <text:p text:style-name="P26">Testing</text:p>
      <text:p text:style-name="P17"/>
      <text:p text:style-name="P17">What happens if the source array is empty? <text:s/>What happens if the destination array has insufficient cells to accommodate all the data from the source? <text:s/>What happens if the source array and the destination array are the same? <text:s/><text:span text:style-name="T28">Make sure your program implements a graceful way to handle these special cases. <text:s/>At all costs do not allow special cases to crash your program.</text:span></text:p>
      <text:p text:style-name="P15"/>
      <text:p text:style-name="P15"/>
      <text:p text:style-name="P25">Blank program</text:p>
      <text:p text:style-name="P15"/>
      <text:p text:style-name="P15">Make an assembly function that says “Happy Birthday Chris Sawyer” one time for each of his 37 years of age. <text:s/>You put a loop in the manager function that output the message to Chris.</text:p>
      <text:p text:style-name="P15"/>
      <text:p text:style-name="P15">The blank program requires 3 files: driver, manager, and bash.</text:p>
      <text:p text:style-name="P15"/>
      <text:p text:style-name="P15"/>
      <text:p text:style-name="P15"/>
      <text:p text:style-name="P25">When you are finished</text:p>
      <text:p text:style-name="P15"/>
      <text:p text:style-name="P15">If the program is making a seg fault then go back and comment out the instruction that causes the seg fault. <text:s/>A submitted program that seg faults is like inviting a negative score.</text:p>
      <text:p text:style-name="P15"/>
      <text:p text:style-name="P15">Send all your files as attachments to an email addressed to <text:span text:style-name="T25">holliday@fullerton.edu</text:span>.</text:p>
      <text:p text:style-name="P15"/>
      <text:p text:style-name="P16">Count your attachments. <text:s/>Make sure nothing is missing. <text:s/>Make sure you have the correct destination address. <text:s/>An extra hour has been added to give you time to prepare your final submission. <text:s/>Due time is 3:00pm</text:p>
      <text:p text:style-name="P15"/>
      <text:p text:style-name="P15"/>
      <text:p text:style-name="P15"/>
      <text:p text:style-name="P15"/>
      <text:p text:style-name="P15"/>
      <text:p text:style-name="P36">This document was created in word processor Libreoffice and verified in Google Doc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5" meta:paragraph-count="92" meta:word-count="1078" meta:character-count="6187" meta:non-whitespace-character-count="5108"/>
  </office:meta>
</office:document-meta>
</file>